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</text:p>
      <text:p text:style-name="Standard"><text:s/>* XincoSoapBindingImpl.java</text:p>
      <text:p text:style-name="Standard"><text:s/>*</text:p>
      <text:p text:style-name="Standard"><text:s/>* This file was auto-generated from WSDL</text:p>
      <text:p text:style-name="Standard"><text:s/>* by the Apache Axis 1.4 Apr 22, 2006 (06:55:48 PDT) WSDL2Java emitter.</text:p>
      <text:p text:style-name="Standard"><text:s/>*/</text:p>
      <text:p text:style-name="Standard"/>
      <text:p text:style-name="Standard">package com.bluecubs.xinco.service;</text:p>
      <text:p text:style-name="Standard"/>
      <text:p text:style-name="Standard">import com.bluecubs.xinco.add.XincoAddAttribute;</text:p>
      <text:p text:style-name="Standard">import com.bluecubs.xinco.core.XincoCoreACE;</text:p>
      <text:p text:style-name="Standard">import com.bluecubs.xinco.core.XincoCoreData;</text:p>
      <text:p text:style-name="Standard">import com.bluecubs.xinco.core.XincoCoreGroup;</text:p>
      <text:p text:style-name="Standard">import com.bluecubs.xinco.core.XincoCoreLog;</text:p>
      <text:p text:style-name="Standard">import com.bluecubs.xinco.core.XincoCoreNode;</text:p>
      <text:p text:style-name="Standard">import com.bluecubs.xinco.core.XincoCoreUser;</text:p>
      <text:p text:style-name="Standard">import com.bluecubs.xinco.core.XincoException;</text:p>
      <text:p text:style-name="Standard">import com.bluecubs.xinco.core.XincoVersion;</text:p>
      <text:p text:style-name="Standard">import com.bluecubs.xinco.core.server.XincoCoreACEServer;</text:p>
      <text:p text:style-name="Standard">import com.bluecubs.xinco.core.server.XincoCoreDataServer;</text:p>
      <text:p text:style-name="Standard">import com.bluecubs.xinco.core.server.XincoCoreDataTypeServer;</text:p>
      <text:p text:style-name="Standard">import com.bluecubs.xinco.core.server.XincoCoreGroupServer;</text:p>
      <text:p text:style-name="Standard">import com.bluecubs.xinco.core.server.XincoCoreLanguageServer;</text:p>
      <text:p text:style-name="Standard">import com.bluecubs.xinco.core.server.XincoCoreLogServer;</text:p>
      <text:p text:style-name="Standard">import com.bluecubs.xinco.core.server.XincoCoreNodeServer;</text:p>
      <text:p text:style-name="Standard">import com.bluecubs.xinco.core.server.XincoCoreUserServer;</text:p>
      <text:p text:style-name="Standard">import com.bluecubs.xinco.core.server.XincoDBManager;</text:p>
      <text:p text:style-name="Standard">import com.bluecubs.xinco.index.XincoIndexThread;</text:p>
      <text:p text:style-name="Standard">import com.bluecubs.xinco.index.XincoIndexer;</text:p>
      <text:p text:style-name="Standard">import java.io.ByteArrayInputStream;</text:p>
      <text:p text:style-name="Standard">import java.io.ByteArrayOutputStream;</text:p>
      <text:p text:style-name="Standard">import java.io.File;</text:p>
      <text:p text:style-name="Standard">import java.io.FileInputStream;</text:p>
      <text:p text:style-name="Standard">import java.io.FileOutputStream;</text:p>
      <text:p text:style-name="Standard">import java.io.InputStream;</text:p>
      <text:p text:style-name="Standard">import java.util.ResourceBundle;</text:p>
      <text:p text:style-name="Standard">import java.util.zip.CRC32;</text:p>
      <text:p text:style-name="Standard">import java.util.zip.CheckedInputStream;</text:p>
      <text:p text:style-name="Standard">import java.util.zip.CheckedOutputStream;</text:p>
      <text:p text:style-name="Standard">import org.apache.axis.Message;</text:p>
      <text:p text:style-name="Standard">import org.apache.axis.MessageContext;</text:p>
      <text:p text:style-name="Standard">import org.apache.axis.attachments.AttachmentPart;</text:p>
      <text:p text:style-name="Standard"/>
      <text:p text:style-name="Standard">public class XincoSoapBindingImpl implements com.bluecubs.xinco.service.Xinco {</text:p>
      <text:p text:style-name="Standard"/>
      <text:p text:style-name="Standard"><text:s text:c="4"/>private XincoDBManager DBM = null;</text:p>
      <text:p text:style-name="Standard"/>
      <text:p text:style-name="Standard"><text:s text:c="4"/>public com.bluecubs.xinco.core.XincoVersion getXincoServerVersion() throws java.rmi.RemoteException {</text:p>
      <text:p text:style-name="Standard"><text:soft-page-break/><text:s text:c="8"/>ResourceBundle settings = ResourceBundle.getBundle("com.bluecubs.xinco.settings.settings");</text:p>
      <text:p text:style-name="Standard"><text:s text:c="8"/>//return current version of server</text:p>
      <text:p text:style-name="Standard"><text:s text:c="8"/>XincoVersion version = new XincoVersion();</text:p>
      <text:p text:style-name="Standard"><text:s text:c="8"/>version.setVersion_high(Integer.parseInt(settings.getString("version.high")));</text:p>
      <text:p text:style-name="Standard"><text:s text:c="8"/>version.setVersion_mid(Integer.parseInt(settings.getString("version.mid")));</text:p>
      <text:p text:style-name="Standard"><text:s text:c="8"/>version.setVersion_low(Integer.parseInt(settings.getString("version.low")));</text:p>
      <text:p text:style-name="Standard"><text:s text:c="8"/>version.setVersion_postfix(settings.getString("version.postfix"));</text:p>
      <text:p text:style-name="Standard"><text:s text:c="8"/>return version;</text:p>
      <text:p text:style-name="Standard"><text:s text:c="4"/>}</text:p>
      <text:p text:style-name="Standard"/>
      <text:p text:style-name="Standard"><text:s text:c="4"/>public com.bluecubs.xinco.core.XincoCoreUser getCurrentXincoCoreUser(java.lang.String in0, java.lang.String in1) throws java.rmi.RemoteException {</text:p>
      <text:p text:style-name="Standard"><text:s text:c="8"/>//login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UserServer user = new XincoCoreUserServer(in0, in1, DBM);</text:p>
      <text:p text:style-name="Standard"><text:s text:c="12"/>DBM.getConnection().close();</text:p>
      <text:p text:style-name="Standard"><text:s text:c="12"/>return (XincoCoreUser) user;</text:p>
      <text:p text:style-name="Standard"><text:s text:c="8"/>} catch (Exception e) {</text:p>
      <text:p text:style-name="Standard"><text:s text:c="12"/>e.printStackTrace();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java.util.Vector getAllXincoCoreGroups(com.bluecubs.xinco.core.XincoCoreUser in0) throws java.rmi.RemoteException {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//check if user exists</text:p>
      <text:p text:style-name="Standard"><text:s text:c="12"/>XincoCoreUserServer user = new XincoCoreUserServer(in0.getUsername(), in0.getUserpassword(), DBM);</text:p>
      <text:p text:style-name="Standard"><text:s text:c="12"/>java.util.Vector v = XincoCoreGroupServer.getXincoCoreGroups(DBM);</text:p>
      <text:p text:style-name="Standard"><text:s text:c="12"/>DBM.getConnection().close();</text:p>
      <text:p text:style-name="Standard"><text:s text:c="12"/>return v;</text:p>
      <text:p text:style-name="Standard"><text:s text:c="8"/>} catch (Exception e) {</text:p>
      <text:p text:style-name="Standard"><text:s text:c="12"/>e.printStackTrace();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java.util.Vector getAllXincoCoreLanguages(com.bluecubs.xinco.core.XincoCoreUser in0) throws java.rmi.RemoteException {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oft-page-break/><text:s text:c="12"/>}</text:p>
      <text:p text:style-name="Standard"><text:s text:c="12"/>//check if user exists</text:p>
      <text:p text:style-name="Standard"><text:s text:c="12"/>XincoCoreUserServer user = new XincoCoreUserServer(in0.getUsername(), in0.getUserpassword(), DBM);</text:p>
      <text:p text:style-name="Standard"><text:s text:c="12"/>java.util.Vector v = XincoCoreLanguageServer.getXincoCoreLanguages(DBM);</text:p>
      <text:p text:style-name="Standard"><text:s text:c="12"/>DBM.getConnection().close();</text:p>
      <text:p text:style-name="Standard"><text:s text:c="12"/>return v;</text:p>
      <text:p text:style-name="Standard"><text:s text:c="8"/>} catch (Exception e) {</text:p>
      <text:p text:style-name="Standard"><text:s text:c="12"/>e.printStackTrace();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java.util.Vector getAllXincoCoreDataTypes(com.bluecubs.xinco.core.XincoCoreUser in0) throws java.rmi.RemoteException {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//check if user exists</text:p>
      <text:p text:style-name="Standard"><text:s text:c="12"/>XincoCoreUserServer user = new XincoCoreUserServer(in0.getUsername(), in0.getUserpassword(), DBM);</text:p>
      <text:p text:style-name="Standard"><text:s text:c="12"/>java.util.Vector v = XincoCoreDataTypeServer.getXincoCoreDataTypes(DBM);</text:p>
      <text:p text:style-name="Standard"><text:s text:c="12"/>DBM.getConnection().close();</text:p>
      <text:p text:style-name="Standard"><text:s text:c="12"/>return v;</text:p>
      <text:p text:style-name="Standard"><text:s text:c="8"/>} catch (Exception e) {</text:p>
      <text:p text:style-name="Standard"><text:s text:c="12"/>e.printStackTrace();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com.bluecubs.xinco.core.XincoCoreNode getXincoCoreNode(com.bluecubs.xinco.core.XincoCoreNode in0, com.bluecubs.xinco.core.XincoCoreUser in1) throws java.rmi.RemoteException {</text:p>
      <text:p text:style-name="Standard"><text:s text:c="8"/>try {</text:p>
      <text:p text:style-name="Standard"><text:s text:c="12"/>int i = 0;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UserServer user = new XincoCoreUserServer(in1.getUsername(), in1.getUserpassword(), DBM);</text:p>
      <text:p text:style-name="Standard"><text:s text:c="12"/>XincoCoreNodeServer node = new XincoCoreNodeServer(in0.getId(), DBM);</text:p>
      <text:p text:style-name="Standard"><text:s text:c="12"/>XincoCoreACE ace = XincoCoreACEServer.checkAccess(user, node.getXinco_core_acl());</text:p>
      <text:p text:style-name="Standard"><text:s text:c="12"/>if (ace.isRead_permission()) {</text:p>
      <text:p text:style-name="Standard"><text:s text:c="16"/>boolean show_children = false;</text:p>
      <text:p text:style-name="Standard"><text:s text:c="16"/>// show content of TRASH to admins ONLY!</text:p>
      <text:p text:style-name="Standard"><text:s text:c="16"/>if (node.getId() == 2) {</text:p>
      <text:p text:style-name="Standard"><text:s text:c="20"/>for (i = 0; i &lt; user.getXinco_core_groups().size(); i++) {</text:p>
      <text:p text:style-name="Standard"><text:s text:c="24"/>if (((XincoCoreGroup) user.getXinco_core_groups().elementAt(i)).getId() == 1) {</text:p>
      <text:p text:style-name="Standard"><text:soft-page-break/><text:s text:c="28"/>show_children = true;</text:p>
      <text:p text:style-name="Standard"><text:s text:c="28"/>break;</text:p>
      <text:p text:style-name="Standard"><text:s text:c="24"/>}</text:p>
      <text:p text:style-name="Standard"><text:s text:c="20"/>}</text:p>
      <text:p text:style-name="Standard"><text:s text:c="16"/>} else {</text:p>
      <text:p text:style-name="Standard"><text:s text:c="20"/>show_children = true;</text:p>
      <text:p text:style-name="Standard"><text:s text:c="16"/>}</text:p>
      <text:p text:style-name="Standard"><text:s text:c="16"/>if (show_children) {</text:p>
      <text:p text:style-name="Standard"><text:s text:c="20"/>node.fillXincoCoreNodes(DBM);</text:p>
      <text:p text:style-name="Standard"><text:s text:c="20"/>node.fillXincoCoreData(DBM);</text:p>
      <text:p text:style-name="Standard"><text:s text:c="16"/>}</text:p>
      <text:p text:style-name="Standard"><text:s text:c="16"/>DBM.getConnection().close();</text:p>
      <text:p text:style-name="Standard"><text:s text:c="16"/>return (XincoCoreNode) node;</text:p>
      <text:p text:style-name="Standard"><text:s text:c="12"/>} else {</text:p>
      <text:p text:style-name="Standard"><text:s text:c="16"/>DBM.getConnection().close();</text:p>
      <text:p text:style-name="Standard"><text:s text:c="16"/>return null;</text:p>
      <text:p text:style-name="Standard"><text:s text:c="12"/>}</text:p>
      <text:p text:style-name="Standard"><text:s text:c="8"/>} catch (Exception e) {</text:p>
      <text:p text:style-name="Standard"><text:s text:c="12"/>e.printStackTrace();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com.bluecubs.xinco.core.XincoCoreData getXincoCoreData(com.bluecubs.xinco.core.XincoCoreData in0, com.bluecubs.xinco.core.XincoCoreUser in1) throws java.rmi.RemoteException {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UserServer user = new XincoCoreUserServer(in1.getUsername(), in1.getUserpassword(), DBM);</text:p>
      <text:p text:style-name="Standard"><text:s text:c="12"/>XincoCoreDataServer data = new XincoCoreDataServer(in0.getId(), DBM);</text:p>
      <text:p text:style-name="Standard"><text:s text:c="12"/>XincoCoreACE ace = XincoCoreACEServer.checkAccess(user, data.getXinco_core_acl());</text:p>
      <text:p text:style-name="Standard"><text:s text:c="12"/>if (ace.isRead_permission()) {</text:p>
      <text:p text:style-name="Standard"><text:s text:c="16"/>DBM.getConnection().close();</text:p>
      <text:p text:style-name="Standard"><text:s text:c="16"/>return (XincoCoreData) data;</text:p>
      <text:p text:style-name="Standard"><text:s text:c="12"/>} else {</text:p>
      <text:p text:style-name="Standard"><text:s text:c="16"/>DBM.getConnection().close();</text:p>
      <text:p text:style-name="Standard"><text:s text:c="16"/>return null;</text:p>
      <text:p text:style-name="Standard"><text:s text:c="12"/>}</text:p>
      <text:p text:style-name="Standard"><text:s text:c="8"/>} catch (Exception e) {</text:p>
      <text:p text:style-name="Standard"><text:s text:c="12"/>e.printStackTrace();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com.bluecubs.xinco.core.XincoCoreData doXincoCoreDataCheckout(com.bluecubs.xinco.core.XincoCoreData in0, <text:soft-page-break/>com.bluecubs.xinco.core.XincoCoreUser in1) throws java.rmi.RemoteException {</text:p>
      <text:p text:style-name="Standard"><text:s text:c="8"/>in0.setStatus_number(4);</text:p>
      <text:p text:style-name="Standard"><text:s text:c="8"/>return setXincoCoreData(in0, in1);</text:p>
      <text:p text:style-name="Standard"><text:s text:c="4"/>}</text:p>
      <text:p text:style-name="Standard"/>
      <text:p text:style-name="Standard"><text:s text:c="4"/>public com.bluecubs.xinco.core.XincoCoreData undoXincoCoreDataCheckout(com.bluecubs.xinco.core.XincoCoreData in0, com.bluecubs.xinco.core.XincoCoreUser in1) throws java.rmi.RemoteException {</text:p>
      <text:p text:style-name="Standard"><text:s text:c="8"/>in0.setStatus_number(1);</text:p>
      <text:p text:style-name="Standard"><text:s text:c="8"/>return setXincoCoreData(in0, in1);</text:p>
      <text:p text:style-name="Standard"><text:s text:c="4"/>}</text:p>
      <text:p text:style-name="Standard"/>
      <text:p text:style-name="Standard"><text:s text:c="4"/>public com.bluecubs.xinco.core.XincoCoreData doXincoCoreDataCheckin(com.bluecubs.xinco.core.XincoCoreData in0, com.bluecubs.xinco.core.XincoCoreUser in1) throws java.rmi.RemoteException {</text:p>
      <text:p text:style-name="Standard"><text:s text:c="8"/>in0.setStatus_number(1);</text:p>
      <text:p text:style-name="Standard"><text:s text:c="8"/>return setXincoCoreData(in0, in1);</text:p>
      <text:p text:style-name="Standard"><text:s text:c="4"/>}</text:p>
      <text:p text:style-name="Standard"/>
      <text:p text:style-name="Standard"><text:s text:c="4"/>public byte[] downloadXincoCoreData(com.bluecubs.xinco.core.XincoCoreData in0, com.bluecubs.xinco.core.XincoCoreUser in1) throws java.rmi.RemoteException {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DataServer data;</text:p>
      <text:p text:style-name="Standard"><text:s text:c="12"/>XincoCoreACE ace;</text:p>
      <text:p text:style-name="Standard"><text:s text:c="12"/>byte[] byte_array = null;</text:p>
      <text:p text:style-name="Standard"><text:s text:c="12"/>String revision = "";</text:p>
      <text:p text:style-name="Standard"><text:s text:c="12"/>long total_len = 0;</text:p>
      <text:p text:style-name="Standard"><text:s text:c="12"/>boolean useSAAJ = false;</text:p>
      <text:p text:style-name="Standard"><text:s text:c="12"/>MessageContext mc = null;</text:p>
      <text:p text:style-name="Standard"><text:s text:c="12"/>Message m = null;</text:p>
      <text:p text:style-name="Standard"><text:s text:c="12"/>AttachmentPart ap = null;</text:p>
      <text:p text:style-name="Standard"><text:s text:c="12"/>InputStream in = null;</text:p>
      <text:p text:style-name="Standard"><text:s text:c="12"/>ByteArrayOutputStream out = null;</text:p>
      <text:p text:style-name="Standard"><text:s text:c="12"/>XincoCoreUserServer user = new XincoCoreUserServer(in1.getUsername(), in1.getUserpassword(), DBM);</text:p>
      <text:p text:style-name="Standard"><text:s text:c="12"/>//load data</text:p>
      <text:p text:style-name="Standard"><text:s text:c="12"/>data = new XincoCoreDataServer(in0.getId(), DBM);</text:p>
      <text:p text:style-name="Standard"><text:s text:c="12"/>ace = XincoCoreACEServer.checkAccess(user, data.getXinco_core_acl());</text:p>
      <text:p text:style-name="Standard"><text:s text:c="12"/>if (ace.isRead_permission()) {</text:p>
      <text:p text:style-name="Standard"><text:s text:c="16"/>//determine requested revision if data with only one specific log object is requested</text:p>
      <text:p text:style-name="Standard"><text:s text:c="16"/>if ((data.getXinco_core_logs().size() &gt; 1) &amp;&amp; (in0.getXinco_core_logs().size() == 1)) {</text:p>
      <text:p text:style-name="Standard"><text:s text:c="20"/>//find id of log</text:p>
      <text:p text:style-name="Standard"><text:s text:c="20"/>int LogId = 0;</text:p>
      <text:p text:style-name="Standard"><text:s text:c="20"/>if ((((XincoCoreLog) in0.getXinco_core_logs().elementAt(0)).getOp_code() == 1) || (((XincoCoreLog) in0.getXinco_core_logs().elementAt(0)).getOp_code() == 5)) {</text:p>
      <text:p text:style-name="Standard"><text:s text:c="24"/>LogId = ((XincoCoreLog) in0.getXinco_core_logs().elementAt(0)).getId();</text:p>
      <text:p text:style-name="Standard"><text:soft-page-break/><text:s text:c="20"/>}</text:p>
      <text:p text:style-name="Standard"><text:s text:c="20"/>if (LogId &gt; 0) {</text:p>
      <text:p text:style-name="Standard"><text:s text:c="24"/>revision = "-" + LogId;</text:p>
      <text:p text:style-name="Standard"><text:s text:c="20"/>}</text:p>
      <text:p text:style-name="Standard"><text:s text:c="16"/>}</text:p>
      <text:p text:style-name="Standard"/>
      <text:p text:style-name="Standard"><text:s text:c="16"/>// decide whether to read from SOAP attachments or byte array</text:p>
      <text:p text:style-name="Standard"><text:s text:c="16"/>mc = MessageContext.getCurrentContext();</text:p>
      <text:p text:style-name="Standard"><text:s text:c="16"/>m = mc.getRequestMessage();</text:p>
      <text:p text:style-name="Standard"><text:s text:c="16"/>if (m.getAttachments().hasNext()) {</text:p>
      <text:p text:style-name="Standard"><text:s text:c="20"/>useSAAJ = true;</text:p>
      <text:p text:style-name="Standard"><text:s text:c="16"/>} else {</text:p>
      <text:p text:style-name="Standard"><text:s text:c="20"/>useSAAJ = false;</text:p>
      <text:p text:style-name="Standard"><text:s text:c="16"/>}</text:p>
      <text:p text:style-name="Standard"><text:s text:c="16"/>in = new CheckedInputStream(new FileInputStream(XincoCoreDataServer.getXincoCoreDataPath(DBM.config.getFileRepositoryPath(), data.getId(), data.getId() + revision)), new CRC32());</text:p>
      <text:p text:style-name="Standard"><text:s text:c="16"/>if (useSAAJ) {</text:p>
      <text:p text:style-name="Standard"><text:s text:c="20"/>//attach file to SOAP message</text:p>
      <text:p text:style-name="Standard"><text:s text:c="20"/>m = mc.getResponseMessage();</text:p>
      <text:p text:style-name="Standard"><text:s text:c="20"/>ap = new AttachmentPart();</text:p>
      <text:p text:style-name="Standard"><text:s text:c="20"/>ap.setContent(in, "unknown/unknown");</text:p>
      <text:p text:style-name="Standard"><text:s text:c="20"/>m.addAttachmentPart(ap);</text:p>
      <text:p text:style-name="Standard"><text:s text:c="16"/>} else {</text:p>
      <text:p text:style-name="Standard"><text:s text:c="20"/>out = new ByteArrayOutputStream();</text:p>
      <text:p text:style-name="Standard"><text:s text:c="20"/>byte[] buf = new byte[4096];</text:p>
      <text:p text:style-name="Standard"><text:s text:c="20"/>int len = 0;</text:p>
      <text:p text:style-name="Standard"><text:s text:c="20"/>total_len = 0;</text:p>
      <text:p text:style-name="Standard"><text:s text:c="20"/>while ((len = in.read(buf)) &gt; 0) {</text:p>
      <text:p text:style-name="Standard"><text:s text:c="24"/>out.write(buf, 0, len);</text:p>
      <text:p text:style-name="Standard"><text:s text:c="24"/>total_len = total_len + len;</text:p>
      <text:p text:style-name="Standard"><text:s text:c="20"/>}</text:p>
      <text:p text:style-name="Standard"><text:s text:c="20"/>in.close();</text:p>
      <text:p text:style-name="Standard"><text:s text:c="20"/>byte_array = out.toByteArray();</text:p>
      <text:p text:style-name="Standard"><text:s text:c="20"/>out.close();</text:p>
      <text:p text:style-name="Standard"><text:s text:c="16"/>}</text:p>
      <text:p text:style-name="Standard"><text:s text:c="16"/>DBM.getConnection().close();</text:p>
      <text:p text:style-name="Standard"><text:s text:c="16"/>return byte_array;</text:p>
      <text:p text:style-name="Standard"><text:s text:c="12"/>} else {</text:p>
      <text:p text:style-name="Standard"><text:s text:c="16"/>DBM.getConnection().close();</text:p>
      <text:p text:style-name="Standard"><text:s text:c="16"/>return null;</text:p>
      <text:p text:style-name="Standard"><text:s text:c="12"/>}</text:p>
      <text:p text:style-name="Standard"><text:s text:c="8"/>} catch (Exception e) {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int uploadXincoCoreData(com.bluecubs.xinco.core.XincoCoreData in0, byte[] in1, com.bluecubs.xinco.core.XincoCoreUser in2) throws java.rmi.RemoteException {</text:p>
      <text:p text:style-name="Standard"><text:soft-page-break/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DataServer data;</text:p>
      <text:p text:style-name="Standard"><text:s text:c="12"/>XincoCoreACE ace;</text:p>
      <text:p text:style-name="Standard"><text:s text:c="12"/>int i = 0;</text:p>
      <text:p text:style-name="Standard"><text:s text:c="12"/>int len = 0;</text:p>
      <text:p text:style-name="Standard"><text:s text:c="12"/>long total_len = 0;</text:p>
      <text:p text:style-name="Standard"><text:s text:c="12"/>boolean useSAAJ = false;</text:p>
      <text:p text:style-name="Standard"><text:s text:c="12"/>MessageContext mc = null;</text:p>
      <text:p text:style-name="Standard"><text:s text:c="12"/>Message m = null;</text:p>
      <text:p text:style-name="Standard"><text:s text:c="12"/>AttachmentPart ap = null;</text:p>
      <text:p text:style-name="Standard"><text:s text:c="12"/>InputStream in = null;</text:p>
      <text:p text:style-name="Standard"><text:s text:c="12"/>XincoCoreUserServer user = new XincoCoreUserServer(in2.getUsername(), in2.getUserpassword(), DBM);</text:p>
      <text:p text:style-name="Standard"><text:s text:c="12"/>//load data</text:p>
      <text:p text:style-name="Standard"><text:s text:c="12"/>data = new XincoCoreDataServer(in0.getId(), DBM);</text:p>
      <text:p text:style-name="Standard"><text:s text:c="12"/>ace = XincoCoreACEServer.checkAccess(user, data.getXinco_core_acl());</text:p>
      <text:p text:style-name="Standard"><text:s text:c="12"/>if (ace.isWrite_permission()) {</text:p>
      <text:p text:style-name="Standard"/>
      <text:p text:style-name="Standard"><text:s text:c="16"/>// decide whether to read from SOAP attachments or byte array</text:p>
      <text:p text:style-name="Standard"><text:s text:c="16"/>mc = MessageContext.getCurrentContext();</text:p>
      <text:p text:style-name="Standard"><text:s text:c="16"/>m = mc.getCurrentMessage();</text:p>
      <text:p text:style-name="Standard"><text:s text:c="16"/>if (m.getAttachments().hasNext()) {</text:p>
      <text:p text:style-name="Standard"><text:s text:c="20"/>useSAAJ = true;</text:p>
      <text:p text:style-name="Standard"><text:s text:c="16"/>} else {</text:p>
      <text:p text:style-name="Standard"><text:s text:c="20"/>useSAAJ = false;</text:p>
      <text:p text:style-name="Standard"><text:s text:c="16"/>}</text:p>
      <text:p text:style-name="Standard"><text:s text:c="16"/>if (useSAAJ) {</text:p>
      <text:p text:style-name="Standard"><text:s text:c="20"/>ap = (AttachmentPart) m.getAttachments().next();</text:p>
      <text:p text:style-name="Standard"><text:s text:c="20"/>in = (InputStream) ap.getContent();</text:p>
      <text:p text:style-name="Standard"><text:s text:c="16"/>} else {</text:p>
      <text:p text:style-name="Standard"><text:s text:c="20"/>in = new ByteArrayInputStream(in1);</text:p>
      <text:p text:style-name="Standard"><text:s text:c="16"/>}</text:p>
      <text:p text:style-name="Standard"><text:s text:c="16"/>CheckedOutputStream out = new CheckedOutputStream(new FileOutputStream(XincoCoreDataServer.getXincoCoreDataPath(DBM.config.getFileRepositoryPath(), data.getId(), "" + data.getId())), new CRC32());</text:p>
      <text:p text:style-name="Standard"><text:s text:c="16"/>byte[] buf = new byte[4096];</text:p>
      <text:p text:style-name="Standard"><text:s text:c="16"/>len = 0;</text:p>
      <text:p text:style-name="Standard"><text:s text:c="16"/>total_len = 0;</text:p>
      <text:p text:style-name="Standard"><text:s text:c="16"/>while ((len = in.read(buf)) &gt; 0) {</text:p>
      <text:p text:style-name="Standard"><text:s text:c="20"/>out.write(buf, 0, len);</text:p>
      <text:p text:style-name="Standard"><text:s text:c="20"/>total_len = total_len + len;</text:p>
      <text:p text:style-name="Standard"><text:s text:c="16"/>}</text:p>
      <text:p text:style-name="Standard"><text:s text:c="16"/>in.close();</text:p>
      <text:p text:style-name="Standard"><text:s text:c="16"/>out.close();</text:p>
      <text:p text:style-name="Standard"/>
      <text:p text:style-name="Standard"><text:s text:c="16"/>//dupicate file to preserve current revision</text:p>
      <text:p text:style-name="Standard"><text:soft-page-break/><text:s text:c="16"/>if (((XincoAddAttribute) data.getXinco_add_attributes().elementAt(3)).getAttrib_unsignedint() == 1) {</text:p>
      <text:p text:style-name="Standard"><text:s text:c="20"/>//find id of latest log</text:p>
      <text:p text:style-name="Standard"><text:s text:c="20"/>int MaxLogId = 0;</text:p>
      <text:p text:style-name="Standard"><text:s text:c="20"/>for (i = 0; i &lt; data.getXinco_core_logs().size(); i++) {</text:p>
      <text:p text:style-name="Standard"><text:s text:c="24"/>if ((((XincoCoreLog) data.getXinco_core_logs().elementAt(i)).getId() &gt; MaxLogId) &amp;&amp; ((((XincoCoreLog) data.getXinco_core_logs().elementAt(i)).getOp_code() == 1) || (((XincoCoreLog) data.getXinco_core_logs().elementAt(i)).getOp_code() == 5))) {</text:p>
      <text:p text:style-name="Standard"><text:s text:c="28"/>MaxLogId = ((XincoCoreLog) data.getXinco_core_logs().elementAt(i)).getId();</text:p>
      <text:p text:style-name="Standard"><text:s text:c="24"/>}</text:p>
      <text:p text:style-name="Standard"><text:s text:c="20"/>}</text:p>
      <text:p text:style-name="Standard"><text:s text:c="20"/>if (MaxLogId &gt; 0) {</text:p>
      <text:p text:style-name="Standard"><text:s text:c="24"/>//copy file</text:p>
      <text:p text:style-name="Standard"><text:s text:c="24"/>FileInputStream fcis = new FileInputStream(new File(XincoCoreDataServer.getXincoCoreDataPath(DBM.config.getFileRepositoryPath(), data.getId(), "" + data.getId())));</text:p>
      <text:p text:style-name="Standard"><text:s text:c="24"/>FileOutputStream fcos = new FileOutputStream(new File(XincoCoreDataServer.getXincoCoreDataPath(DBM.config.getFileRepositoryPath(), data.getId(), data.getId() + "-" + MaxLogId)));</text:p>
      <text:p text:style-name="Standard"><text:s text:c="24"/>byte[] fcbuf = new byte[4096];</text:p>
      <text:p text:style-name="Standard"><text:s text:c="24"/>len = 0;</text:p>
      <text:p text:style-name="Standard"><text:s text:c="24"/>while ((len = fcis.read(fcbuf)) != -1) {</text:p>
      <text:p text:style-name="Standard"><text:s text:c="28"/>fcos.write(fcbuf, 0, len);</text:p>
      <text:p text:style-name="Standard"><text:s text:c="24"/>}</text:p>
      <text:p text:style-name="Standard"><text:s text:c="24"/>fcis.close();</text:p>
      <text:p text:style-name="Standard"><text:s text:c="24"/>fcos.close();</text:p>
      <text:p text:style-name="Standard"><text:s text:c="20"/>}</text:p>
      <text:p text:style-name="Standard"><text:s text:c="16"/>}</text:p>
      <text:p text:style-name="Standard"/>
      <text:p text:style-name="Standard"><text:s text:c="16"/>//index data and file content</text:p>
      <text:p text:style-name="Standard"><text:s text:c="16"/>boolean index_success = false;</text:p>
      <text:p text:style-name="Standard"><text:s text:c="16"/>//index_success = XincoIndexer.indexXincoCoreData(data, true, DBM);</text:p>
      <text:p text:style-name="Standard"><text:s text:c="16"/>try {</text:p>
      <text:p text:style-name="Standard"><text:s text:c="20"/>XincoIndexThread xit = new XincoIndexThread(data, true, DBM);</text:p>
      <text:p text:style-name="Standard"><text:s text:c="20"/>xit.start();</text:p>
      <text:p text:style-name="Standard"><text:s text:c="20"/>index_success = true;</text:p>
      <text:p text:style-name="Standard"><text:s text:c="16"/>} catch (Exception xite) {</text:p>
      <text:p text:style-name="Standard"><text:s text:c="20"/>index_success = false;</text:p>
      <text:p text:style-name="Standard"><text:s text:c="16"/>}</text:p>
      <text:p text:style-name="Standard"/>
      <text:p text:style-name="Standard"><text:s text:c="16"/>//close connection if indexing thread failed</text:p>
      <text:p text:style-name="Standard"><text:s text:c="16"/>if (!index_success) {</text:p>
      <text:p text:style-name="Standard"><text:s text:c="20"/>DBM.getConnection().close();</text:p>
      <text:p text:style-name="Standard"><text:s text:c="16"/>}</text:p>
      <text:p text:style-name="Standard"><text:s text:c="16"/>return (int) total_len;</text:p>
      <text:p text:style-name="Standard"><text:s text:c="12"/>} else {</text:p>
      <text:p text:style-name="Standard"><text:s text:c="16"/>DBM.getConnection().close();</text:p>
      <text:p text:style-name="Standard"><text:s text:c="16"/>return 0;</text:p>
      <text:p text:style-name="Standard"><text:s text:c="12"/>}</text:p>
      <text:p text:style-name="Standard"><text:soft-page-break/><text:s text:c="8"/>} catch (Exception e) {</text:p>
      <text:p text:style-name="Standard"><text:s text:c="12"/>return 0;</text:p>
      <text:p text:style-name="Standard"><text:s text:c="8"/>}</text:p>
      <text:p text:style-name="Standard"><text:s text:c="4"/>}</text:p>
      <text:p text:style-name="Standard"/>
      <text:p text:style-name="Standard"><text:s text:c="4"/>public java.util.Vector findXincoCoreNodes(java.lang.String in0, com.bluecubs.xinco.core.XincoCoreLanguage in1, com.bluecubs.xinco.core.XincoCoreUser in2) throws java.rmi.RemoteException {</text:p>
      <text:p text:style-name="Standard"><text:s text:c="8"/>/*</text:p>
      <text:p text:style-name="Standard"><text:s text:c="8"/>try {</text:p>
      <text:p text:style-name="Standard"><text:s text:c="8"/>XincoDBManager DBM = new XincoDBManager();</text:p>
      <text:p text:style-name="Standard"><text:s text:c="8"/>XincoCoreUserServer user = new XincoCoreUserServer(in2.getUsername(), in2.getUserpassword(), DBM);</text:p>
      <text:p text:style-name="Standard"><text:s text:c="8"/>java.util.Vector v = XincoCoreNodeServer.findXincoCoreNodes(in0, in1.getId(), DBM);</text:p>
      <text:p text:style-name="Standard"><text:s text:c="8"/>return v;</text:p>
      <text:p text:style-name="Standard"><text:s text:c="8"/>} catch (Exception e) {</text:p>
      <text:p text:style-name="Standard"><text:s text:c="8"/>return null;</text:p>
      <text:p text:style-name="Standard"><text:s text:c="8"/>}</text:p>
      <text:p text:style-name="Standard"><text:s text:c="9"/>*/</text:p>
      <text:p text:style-name="Standard"><text:s text:c="8"/>return null;</text:p>
      <text:p text:style-name="Standard"><text:s text:c="4"/>}</text:p>
      <text:p text:style-name="Standard"/>
      <text:p text:style-name="Standard"><text:s text:c="4"/>@SuppressWarnings(value = "unchecked")</text:p>
      <text:p text:style-name="Standard"><text:s text:c="4"/>public java.util.Vector findXincoCoreData(java.lang.String in0, com.bluecubs.xinco.core.XincoCoreLanguage in1, com.bluecubs.xinco.core.XincoCoreUser in2) throws java.rmi.RemoteException {</text:p>
      <text:p text:style-name="Standard"><text:s text:c="8"/>boolean rp = false;</text:p>
      <text:p text:style-name="Standard"><text:s text:c="8"/>java.util.Vector v = new java.util.Vector();</text:p>
      <text:p text:style-name="Standard"><text:s text:c="8"/>java.util.Vector v2 = new java.util.Vector();</text:p>
      <text:p text:style-name="Standard"/>
      <text:p text:style-name="Standard"><text:s text:c="8"/>//check size of keyword string</text:p>
      <text:p text:style-name="Standard"><text:s text:c="8"/>if (in0.length() &lt; 1) {</text:p>
      <text:p text:style-name="Standard"><text:s text:c="12"/>return null;</text:p>
      <text:p text:style-name="Standard"><text:s text:c="8"/>}</text:p>
      <text:p text:style-name="Standard"/>
      <text:p text:style-name="Standard"><text:s text:c="8"/>//truncate % from start and end of search query</text:p>
      <text:p text:style-name="Standard"><text:s text:c="8"/>if (in0.startsWith("%") &amp;&amp; in0.endsWith("%")) {</text:p>
      <text:p text:style-name="Standard"><text:s text:c="12"/>in0 = in0.substring(1, in0.length() - 1);</text:p>
      <text:p text:style-name="Standard"><text:s text:c="8"/>}</text:p>
      <text:p text:style-name="Standard"/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UserServer user = new XincoCoreUserServer(in2.getUsername(), in2.getUserpassword(), DBM);</text:p>
      <text:p text:style-name="Standard"><text:s text:c="12"/>//search on database</text:p>
      <text:p text:style-name="Standard"><text:s text:c="12"/>//java.util.Vector tv = XincoCoreDataServer.findXincoCoreData(in0, in1.getId(), true, true, DBM);</text:p>
      <text:p text:style-name="Standard"><text:soft-page-break/><text:s text:c="12"/>//search on index</text:p>
      <text:p text:style-name="Standard"><text:s text:c="12"/>java.util.Vector tv = XincoIndexer.findXincoCoreData(in0, in1.getId(), DBM);</text:p>
      <text:p text:style-name="Standard"><text:s text:c="12"/>java.util.Vector tv2 = new java.util.Vector();</text:p>
      <text:p text:style-name="Standard"><text:s text:c="12"/>//check immediate permissions</text:p>
      <text:p text:style-name="Standard"><text:s text:c="12"/>for (int i = 0; i &lt; tv.size(); i++) {</text:p>
      <text:p text:style-name="Standard"><text:s text:c="16"/>XincoCoreACE ace = XincoCoreACEServer.checkAccess(user, ((XincoCoreData) tv.elementAt(i)).getXinco_core_acl());</text:p>
      <text:p text:style-name="Standard"><text:s text:c="16"/>if (ace.isRead_permission()) {</text:p>
      <text:p text:style-name="Standard"><text:s text:c="20"/>tv2.add(tv.elementAt(i));</text:p>
      <text:p text:style-name="Standard"><text:s text:c="16"/>}</text:p>
      <text:p text:style-name="Standard"><text:s text:c="12"/>}</text:p>
      <text:p text:style-name="Standard"><text:s text:c="12"/>//check permissions on parents</text:p>
      <text:p text:style-name="Standard"><text:s text:c="12"/>java.util.Vector tvp;</text:p>
      <text:p text:style-name="Standard"><text:s text:c="12"/>for (int i = 0; i &lt; tv2.size(); i++) {</text:p>
      <text:p text:style-name="Standard"><text:s text:c="16"/>tvp = XincoCoreNodeServer.getXincoCoreNodeParents(((XincoCoreData) tv2.elementAt(i)).getXinco_core_node_id(), DBM);</text:p>
      <text:p text:style-name="Standard"><text:s text:c="16"/>rp = true;</text:p>
      <text:p text:style-name="Standard"><text:s text:c="16"/>for (int j = 0; j &lt; tvp.size(); j++) {</text:p>
      <text:p text:style-name="Standard"><text:s text:c="20"/>XincoCoreACE ace = XincoCoreACEServer.checkAccess(user, ((XincoCoreNode) tvp.elementAt(j)).getXinco_core_acl());</text:p>
      <text:p text:style-name="Standard"><text:s text:c="20"/>if (!ace.isRead_permission()) {</text:p>
      <text:p text:style-name="Standard"><text:s text:c="24"/>rp = false;</text:p>
      <text:p text:style-name="Standard"><text:s text:c="24"/>break;</text:p>
      <text:p text:style-name="Standard"><text:s text:c="20"/>}</text:p>
      <text:p text:style-name="Standard"><text:s text:c="16"/>}</text:p>
      <text:p text:style-name="Standard"><text:s text:c="16"/>//for complete read permission, add Data + Parent Nodes to result!</text:p>
      <text:p text:style-name="Standard"><text:s text:c="16"/>if (rp) {</text:p>
      <text:p text:style-name="Standard"><text:s text:c="20"/>v2 = new java.util.Vector();</text:p>
      <text:p text:style-name="Standard"><text:s text:c="20"/>v2.add(tv2.elementAt(i));</text:p>
      <text:p text:style-name="Standard"><text:s text:c="20"/>for (int j = tvp.size() - 1; j &gt;= 0; j--) {</text:p>
      <text:p text:style-name="Standard"><text:s text:c="24"/>v2.add(tvp.elementAt(j));</text:p>
      <text:p text:style-name="Standard"><text:s text:c="20"/>}</text:p>
      <text:p text:style-name="Standard"><text:s text:c="20"/>v.add(v2);</text:p>
      <text:p text:style-name="Standard"><text:s text:c="16"/>}</text:p>
      <text:p text:style-name="Standard"><text:s text:c="12"/>}</text:p>
      <text:p text:style-name="Standard"><text:s text:c="12"/>DBM.getConnection().close();</text:p>
      <text:p text:style-name="Standard"><text:s text:c="8"/>} catch (Exception e) {</text:p>
      <text:p text:style-name="Standard"><text:s text:c="12"/>return null;</text:p>
      <text:p text:style-name="Standard"><text:s text:c="8"/>}</text:p>
      <text:p text:style-name="Standard"><text:s text:c="8"/>return v;</text:p>
      <text:p text:style-name="Standard"><text:s text:c="4"/>}</text:p>
      <text:p text:style-name="Standard"/>
      <text:p text:style-name="Standard"><text:s text:c="4"/>public com.bluecubs.xinco.core.XincoCoreNode setXincoCoreNode(com.bluecubs.xinco.core.XincoCoreNode in0, com.bluecubs.xinco.core.XincoCoreUser in1) throws java.rmi.RemoteException {</text:p>
      <text:p text:style-name="Standard"><text:s text:c="8"/>try {</text:p>
      <text:p text:style-name="Standard"><text:s text:c="12"/>int i = 0;</text:p>
      <text:p text:style-name="Standard"><text:s text:c="12"/>boolean insertnewnode = false;</text:p>
      <text:p text:style-name="Standard"><text:s text:c="12"/>if (DBM == null) {</text:p>
      <text:p text:style-name="Standard"><text:soft-page-break/><text:s text:c="16"/>DBM = new XincoDBManager();</text:p>
      <text:p text:style-name="Standard"><text:s text:c="12"/>}</text:p>
      <text:p text:style-name="Standard"><text:s text:c="12"/>XincoCoreNodeServer node;</text:p>
      <text:p text:style-name="Standard"><text:s text:c="12"/>XincoCoreNodeServer parent_node = new XincoCoreNodeServer(0, 0, 1, "", 1, DBM);</text:p>
      <text:p text:style-name="Standard"><text:s text:c="12"/>XincoCoreACE ace;</text:p>
      <text:p text:style-name="Standard"><text:s text:c="12"/>XincoCoreACE parent_ace = new XincoCoreACE();</text:p>
      <text:p text:style-name="Standard"><text:s text:c="12"/>parent_ace.setWrite_permission(true);</text:p>
      <text:p text:style-name="Standard"><text:s text:c="12"/>XincoCoreUserServer user = new XincoCoreUserServer(in1.getUsername(), in1.getUserpassword(), DBM);</text:p>
      <text:p text:style-name="Standard"><text:s text:c="12"/>if (in0.getId() &lt;= 0) {</text:p>
      <text:p text:style-name="Standard"><text:s text:c="16"/>//insert new node</text:p>
      <text:p text:style-name="Standard"><text:s text:c="16"/>insertnewnode = true;</text:p>
      <text:p text:style-name="Standard"><text:s text:c="16"/>parent_node = new XincoCoreNodeServer(in0.getXinco_core_node_id(), DBM);</text:p>
      <text:p text:style-name="Standard"><text:s text:c="16"/>ace = XincoCoreACEServer.checkAccess(user, parent_node.getXinco_core_acl());</text:p>
      <text:p text:style-name="Standard"><text:s text:c="16"/>node = new XincoCoreNodeServer(0, 0, 1, "", 1, DBM);</text:p>
      <text:p text:style-name="Standard"><text:s text:c="12"/>} else {</text:p>
      <text:p text:style-name="Standard"><text:s text:c="16"/>//update existing node</text:p>
      <text:p text:style-name="Standard"><text:s text:c="16"/>node = new XincoCoreNodeServer(in0.getId(), DBM);</text:p>
      <text:p text:style-name="Standard"><text:s text:c="16"/>//moving node requires write permission to target node</text:p>
      <text:p text:style-name="Standard"><text:s text:c="16"/>if (in0.getXinco_core_node_id() != node.getXinco_core_node_id()) {</text:p>
      <text:p text:style-name="Standard"><text:s text:c="20"/>parent_node = new XincoCoreNodeServer(in0.getXinco_core_node_id(), DBM);</text:p>
      <text:p text:style-name="Standard"><text:s text:c="20"/>parent_node.setChangerID(in1.getId());</text:p>
      <text:p text:style-name="Standard"><text:s text:c="20"/>parent_ace = XincoCoreACEServer.checkAccess(user, parent_node.getXinco_core_acl());</text:p>
      <text:p text:style-name="Standard"><text:s text:c="16"/>}</text:p>
      <text:p text:style-name="Standard"><text:s text:c="16"/>ace = XincoCoreACEServer.checkAccess(user, node.getXinco_core_acl());</text:p>
      <text:p text:style-name="Standard"><text:s text:c="12"/>}</text:p>
      <text:p text:style-name="Standard"><text:s text:c="12"/>if ((ace.isWrite_permission()) &amp;&amp; (parent_ace.isWrite_permission())) {</text:p>
      <text:p text:style-name="Standard"><text:s text:c="16"/>//update information</text:p>
      <text:p text:style-name="Standard"><text:s text:c="16"/>node.setXinco_core_node_id(in0.getXinco_core_node_id());</text:p>
      <text:p text:style-name="Standard"><text:s text:c="16"/>node.setChangerID(in1.getId());</text:p>
      <text:p text:style-name="Standard"><text:s text:c="16"/>node.setDesignation(in0.getDesignation());</text:p>
      <text:p text:style-name="Standard"><text:s text:c="16"/>node.setXinco_core_language(in0.getXinco_core_language());</text:p>
      <text:p text:style-name="Standard"><text:s text:c="16"/>node.setStatus_number(in0.getStatus_number());</text:p>
      <text:p text:style-name="Standard"><text:s text:c="16"/>node.write2DB(DBM);</text:p>
      <text:p text:style-name="Standard"><text:s text:c="16"/>//insert default ACL when inserting new node</text:p>
      <text:p text:style-name="Standard"><text:s text:c="16"/>if (insertnewnode) {</text:p>
      <text:p text:style-name="Standard"><text:s text:c="20"/>XincoCoreACEServer newace;</text:p>
      <text:p text:style-name="Standard"><text:s text:c="20"/>//owner</text:p>
      <text:p text:style-name="Standard"><text:s text:c="20"/>newace = new XincoCoreACEServer(0, user.getId(), 0, node.getId(), 0, true, true, true, true);</text:p>
      <text:p text:style-name="Standard"><text:s text:c="20"/>newace.write2DB(DBM);</text:p>
      <text:p text:style-name="Standard"><text:s text:c="20"/>//inherit all group ACEs</text:p>
      <text:p text:style-name="Standard"><text:s text:c="20"/>for (i = 0; i &lt; parent_node.getXinco_core_acl().size(); i++) {</text:p>
      <text:p text:style-name="Standard"><text:s text:c="24"/>newace = (XincoCoreACEServer) parent_node.getXinco_core_acl().elementAt(i);</text:p>
      <text:p text:style-name="Standard"><text:s text:c="24"/>if (newace.getXinco_core_group_id() &gt; 0) {</text:p>
      <text:p text:style-name="Standard"><text:s text:c="28"/>newace.setId(0);</text:p>
      <text:p text:style-name="Standard"><text:s text:c="28"/>newace.setXinco_core_node_id(node.getId());</text:p>
      <text:p text:style-name="Standard"><text:s text:c="28"/>newace.write2DB(DBM);</text:p>
      <text:p text:style-name="Standard"><text:s text:c="24"/>}</text:p>
      <text:p text:style-name="Standard"><text:soft-page-break/><text:s text:c="20"/>}</text:p>
      <text:p text:style-name="Standard"><text:s text:c="20"/>//load new ACL</text:p>
      <text:p text:style-name="Standard"><text:s text:c="20"/>node.setXinco_core_acl(XincoCoreACEServer.getXincoCoreACL(node.getId(), "xinco_core_node_id", DBM));</text:p>
      <text:p text:style-name="Standard"><text:s text:c="16"/>}</text:p>
      <text:p text:style-name="Standard"><text:s text:c="16"/>DBM.getConnection().close();</text:p>
      <text:p text:style-name="Standard"><text:s text:c="16"/>return (XincoCoreNode) node;</text:p>
      <text:p text:style-name="Standard"><text:s text:c="12"/>} else {</text:p>
      <text:p text:style-name="Standard"><text:s text:c="16"/>DBM.getConnection().close();</text:p>
      <text:p text:style-name="Standard"><text:s text:c="16"/>return null;</text:p>
      <text:p text:style-name="Standard"><text:s text:c="12"/>}</text:p>
      <text:p text:style-name="Standard"><text:s text:c="8"/>} catch (Exception e) {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com.bluecubs.xinco.core.XincoCoreData setXincoCoreData(com.bluecubs.xinco.core.XincoCoreData in0, com.bluecubs.xinco.core.XincoCoreUser in1) throws java.rmi.RemoteException {</text:p>
      <text:p text:style-name="Standard"><text:s text:c="8"/>try {</text:p>
      <text:p text:style-name="Standard"><text:s text:c="12"/>int i = 0;</text:p>
      <text:p text:style-name="Standard"><text:s text:c="12"/>boolean insertnewdata = false;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DataServer data;</text:p>
      <text:p text:style-name="Standard"><text:s text:c="12"/>XincoCoreNodeServer parent_node = new XincoCoreNodeServer(0, 0, 1, "", 1, DBM);</text:p>
      <text:p text:style-name="Standard"><text:s text:c="12"/>XincoCoreACE ace;</text:p>
      <text:p text:style-name="Standard"><text:s text:c="12"/>XincoCoreACE parent_ace = new XincoCoreACE();</text:p>
      <text:p text:style-name="Standard"><text:s text:c="12"/>parent_ace.setWrite_permission(true);</text:p>
      <text:p text:style-name="Standard"><text:s text:c="12"/>XincoCoreUserServer user = new XincoCoreUserServer(in1.getUsername(), in1.getUserpassword(), DBM);</text:p>
      <text:p text:style-name="Standard"><text:s text:c="12"/>if (in0.getId() &lt;= 0) {</text:p>
      <text:p text:style-name="Standard"><text:s text:c="16"/>//insert new node</text:p>
      <text:p text:style-name="Standard"><text:s text:c="16"/>insertnewdata = true;</text:p>
      <text:p text:style-name="Standard"><text:s text:c="16"/>parent_node = new XincoCoreNodeServer(in0.getXinco_core_node_id(), DBM);</text:p>
      <text:p text:style-name="Standard"><text:s text:c="16"/>ace = XincoCoreACEServer.checkAccess(user, parent_node.getXinco_core_acl());</text:p>
      <text:p text:style-name="Standard"><text:s text:c="16"/>data = new XincoCoreDataServer(0, 0, 1, 1, "", 1, DBM);</text:p>
      <text:p text:style-name="Standard"><text:s text:c="12"/>} else {</text:p>
      <text:p text:style-name="Standard"><text:s text:c="16"/>//update existing data</text:p>
      <text:p text:style-name="Standard"><text:s text:c="16"/>data = new XincoCoreDataServer(in0.getId(), DBM);</text:p>
      <text:p text:style-name="Standard"><text:s text:c="16"/>//moving node requires write permission to target node</text:p>
      <text:p text:style-name="Standard"><text:s text:c="16"/>if (in0.getXinco_core_node_id() != data.getXinco_core_node_id()) {</text:p>
      <text:p text:style-name="Standard"><text:s text:c="20"/>parent_node = new XincoCoreNodeServer(in0.getXinco_core_node_id(), DBM);</text:p>
      <text:p text:style-name="Standard"><text:s text:c="20"/>parent_node.setChangerID(in1.getId());</text:p>
      <text:p text:style-name="Standard"><text:s text:c="20"/>parent_ace = XincoCoreACEServer.checkAccess(user, parent_node.getXinco_core_acl());</text:p>
      <text:p text:style-name="Standard"><text:s text:c="16"/>}</text:p>
      <text:p text:style-name="Standard"><text:s text:c="16"/>ace = XincoCoreACEServer.checkAccess(user, data.getXinco_core_acl());</text:p>
      <text:p text:style-name="Standard"><text:s text:c="12"/>}</text:p>
      <text:p text:style-name="Standard"><text:soft-page-break/><text:s text:c="12"/>if ((ace.isWrite_permission()) &amp;&amp; (parent_ace.isWrite_permission())) {</text:p>
      <text:p text:style-name="Standard"><text:s text:c="16"/>//update information</text:p>
      <text:p text:style-name="Standard"><text:s text:c="16"/>data.setXinco_core_node_id(in0.getXinco_core_node_id());</text:p>
      <text:p text:style-name="Standard"><text:s text:c="16"/>data.setChangerID(in1.getId());</text:p>
      <text:p text:style-name="Standard"><text:s text:c="16"/>data.setDesignation(in0.getDesignation());</text:p>
      <text:p text:style-name="Standard"><text:s text:c="16"/>data.setXinco_core_language(in0.getXinco_core_language());</text:p>
      <text:p text:style-name="Standard"><text:s text:c="16"/>data.setXinco_core_data_type(in0.getXinco_core_data_type());</text:p>
      <text:p text:style-name="Standard"><text:s text:c="16"/>data.setXinco_add_attributes(in0.getXinco_add_attributes());</text:p>
      <text:p text:style-name="Standard"><text:s text:c="16"/>data.setStatus_number(in0.getStatus_number());</text:p>
      <text:p text:style-name="Standard"><text:s text:c="16"/>data.setUser(user);</text:p>
      <text:p text:style-name="Standard"><text:s text:c="16"/>data.write2DB(DBM);</text:p>
      <text:p text:style-name="Standard"/>
      <text:p text:style-name="Standard"><text:s text:c="16"/>//index data (not on checkout, only when status = open = 1)</text:p>
      <text:p text:style-name="Standard"><text:s text:c="16"/>if (data.getStatus_number() == 1) {</text:p>
      <text:p text:style-name="Standard"><text:s text:c="20"/>boolean index_success = XincoIndexer.indexXincoCoreData(data, false, DBM);</text:p>
      <text:p text:style-name="Standard"><text:s text:c="16"/>}</text:p>
      <text:p text:style-name="Standard"/>
      <text:p text:style-name="Standard"><text:s text:c="16"/>//insert default ACL when inserting new node</text:p>
      <text:p text:style-name="Standard"><text:s text:c="16"/>if (insertnewdata) {</text:p>
      <text:p text:style-name="Standard"><text:s text:c="20"/>XincoCoreACEServer newace;</text:p>
      <text:p text:style-name="Standard"><text:s text:c="20"/>//owner</text:p>
      <text:p text:style-name="Standard"><text:s text:c="20"/>newace = new XincoCoreACEServer(0, user.getId(), 0, 0, data.getId(), true, true, true, true);</text:p>
      <text:p text:style-name="Standard"><text:s text:c="20"/>newace.setUserId(user.getId());</text:p>
      <text:p text:style-name="Standard"><text:s text:c="20"/>newace.write2DB(DBM);</text:p>
      <text:p text:style-name="Standard"><text:s text:c="20"/>//inherit all group ACEs</text:p>
      <text:p text:style-name="Standard"><text:s text:c="20"/>for (i = 0; i &lt; parent_node.getXinco_core_acl().size(); i++) {</text:p>
      <text:p text:style-name="Standard"><text:s text:c="24"/>newace = (XincoCoreACEServer) parent_node.getXinco_core_acl().elementAt(i);</text:p>
      <text:p text:style-name="Standard"><text:s text:c="24"/>if (newace.getXinco_core_group_id() &gt; 0) {</text:p>
      <text:p text:style-name="Standard"><text:s text:c="28"/>newace.setId(0);</text:p>
      <text:p text:style-name="Standard"><text:s text:c="28"/>newace.setXinco_core_node_id(0);</text:p>
      <text:p text:style-name="Standard"><text:s text:c="28"/>newace.setXinco_core_data_id(data.getId());</text:p>
      <text:p text:style-name="Standard"><text:s text:c="28"/>newace.write2DB(DBM);</text:p>
      <text:p text:style-name="Standard"><text:s text:c="24"/>}</text:p>
      <text:p text:style-name="Standard"><text:s text:c="20"/>}</text:p>
      <text:p text:style-name="Standard"><text:s text:c="20"/>//load new ACL</text:p>
      <text:p text:style-name="Standard"><text:s text:c="20"/>data.setXinco_core_acl(XincoCoreACEServer.getXincoCoreACL(data.getId(), "xinco_core_data_id", DBM));</text:p>
      <text:p text:style-name="Standard"><text:s text:c="16"/>}</text:p>
      <text:p text:style-name="Standard"><text:s text:c="16"/>DBM.getConnection().close();</text:p>
      <text:p text:style-name="Standard"><text:s text:c="16"/>return (XincoCoreData) data;</text:p>
      <text:p text:style-name="Standard"><text:s text:c="12"/>} else {</text:p>
      <text:p text:style-name="Standard"><text:s text:c="16"/>DBM.getConnection().close();</text:p>
      <text:p text:style-name="Standard"><text:s text:c="16"/>return null;</text:p>
      <text:p text:style-name="Standard"><text:s text:c="12"/>}</text:p>
      <text:p text:style-name="Standard"><text:s text:c="8"/>} catch (Exception e) {</text:p>
      <text:p text:style-name="Standard"><text:s text:c="12"/>e.printStackTrace();</text:p>
      <text:p text:style-name="Standard"><text:s text:c="12"/>return null;</text:p>
      <text:p text:style-name="Standard"><text:s text:c="8"/>}</text:p>
      <text:p text:style-name="Standard"><text:soft-page-break/><text:s text:c="4"/>}</text:p>
      <text:p text:style-name="Standard"/>
      <text:p text:style-name="Standard"><text:s text:c="4"/>public com.bluecubs.xinco.core.XincoCoreACE setXincoCoreACE(com.bluecubs.xinco.core.XincoCoreACE in0, com.bluecubs.xinco.core.XincoCoreUser in1) throws java.rmi.RemoteException {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NodeServer node;</text:p>
      <text:p text:style-name="Standard"><text:s text:c="12"/>XincoCoreDataServer data;</text:p>
      <text:p text:style-name="Standard"><text:s text:c="12"/>XincoCoreACE ace = new XincoCoreACE();</text:p>
      <text:p text:style-name="Standard"><text:s text:c="12"/>XincoCoreACEServer newace;</text:p>
      <text:p text:style-name="Standard"><text:s text:c="12"/>XincoCoreUserServer user = new XincoCoreUserServer(in1.getUsername(), in1.getUserpassword(), DBM);</text:p>
      <text:p text:style-name="Standard"><text:s text:c="12"/>if (in0.getXinco_core_node_id() &gt; 0) {</text:p>
      <text:p text:style-name="Standard"><text:s text:c="16"/>node = new XincoCoreNodeServer(in0.getXinco_core_node_id(), DBM);</text:p>
      <text:p text:style-name="Standard"><text:s text:c="16"/>node.setChangerID(in1.getId());</text:p>
      <text:p text:style-name="Standard"><text:s text:c="16"/>ace = XincoCoreACEServer.checkAccess(user, node.getXinco_core_acl());</text:p>
      <text:p text:style-name="Standard"><text:s text:c="12"/>}</text:p>
      <text:p text:style-name="Standard"><text:s text:c="12"/>if (in0.getXinco_core_data_id() &gt; 0) {</text:p>
      <text:p text:style-name="Standard"><text:s text:c="16"/>data = new XincoCoreDataServer(in0.getXinco_core_data_id(), DBM);</text:p>
      <text:p text:style-name="Standard"><text:s text:c="16"/>data.setChangerID(in1.getId());</text:p>
      <text:p text:style-name="Standard"><text:s text:c="16"/>ace = XincoCoreACEServer.checkAccess(user, data.getXinco_core_acl());</text:p>
      <text:p text:style-name="Standard"><text:s text:c="12"/>}</text:p>
      <text:p text:style-name="Standard"><text:s text:c="12"/>if (ace.isAdmin_permission()) {</text:p>
      <text:p text:style-name="Standard"><text:s text:c="16"/>//load ACE or create new one</text:p>
      <text:p text:style-name="Standard"><text:s text:c="16"/>if (in0.getId() &gt; 0) {</text:p>
      <text:p text:style-name="Standard"><text:s text:c="20"/>newace = new XincoCoreACEServer(in0.getId(), DBM);</text:p>
      <text:p text:style-name="Standard"><text:s text:c="16"/>} else {</text:p>
      <text:p text:style-name="Standard"><text:s text:c="20"/>newace = new XincoCoreACEServer(0, 0, 0, 0, 0, false, false, false, false);</text:p>
      <text:p text:style-name="Standard"><text:s text:c="16"/>}</text:p>
      <text:p text:style-name="Standard"><text:s text:c="16"/>//update ACE</text:p>
      <text:p text:style-name="Standard"><text:s text:c="16"/>newace.setXinco_core_node_id(in0.getXinco_core_node_id());</text:p>
      <text:p text:style-name="Standard"><text:s text:c="16"/>newace.setChangerID(in1.getId());</text:p>
      <text:p text:style-name="Standard"><text:s text:c="16"/>newace.setXinco_core_data_id(in0.getXinco_core_data_id());</text:p>
      <text:p text:style-name="Standard"><text:s text:c="16"/>newace.setXinco_core_user_id(in0.getXinco_core_user_id());</text:p>
      <text:p text:style-name="Standard"><text:s text:c="16"/>newace.setXinco_core_group_id(in0.getXinco_core_group_id());</text:p>
      <text:p text:style-name="Standard"><text:s text:c="16"/>newace.setRead_permission(in0.isRead_permission());</text:p>
      <text:p text:style-name="Standard"><text:s text:c="16"/>newace.setWrite_permission(in0.isWrite_permission());</text:p>
      <text:p text:style-name="Standard"><text:s text:c="16"/>newace.setExecute_permission(in0.isExecute_permission());</text:p>
      <text:p text:style-name="Standard"><text:s text:c="16"/>newace.setAdmin_permission(in0.isAdmin_permission());</text:p>
      <text:p text:style-name="Standard"><text:s text:c="16"/>newace.setUserId(user.getId());</text:p>
      <text:p text:style-name="Standard"><text:s text:c="16"/>newace.write2DB(DBM);</text:p>
      <text:p text:style-name="Standard"><text:s text:c="16"/>DBM.getConnection().close();</text:p>
      <text:p text:style-name="Standard"><text:s text:c="16"/>return (XincoCoreACE) newace;</text:p>
      <text:p text:style-name="Standard"><text:s text:c="12"/>} else {</text:p>
      <text:p text:style-name="Standard"><text:s text:c="16"/>DBM.getConnection().close();</text:p>
      <text:p text:style-name="Standard"><text:s text:c="16"/>return null;</text:p>
      <text:p text:style-name="Standard"><text:soft-page-break/><text:s text:c="12"/>}</text:p>
      <text:p text:style-name="Standard"><text:s text:c="8"/>} catch (Exception e) {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boolean removeXincoCoreACE(com.bluecubs.xinco.core.XincoCoreACE in0, com.bluecubs.xinco.core.XincoCoreUser in1) throws java.rmi.RemoteException {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NodeServer node;</text:p>
      <text:p text:style-name="Standard"><text:s text:c="12"/>XincoCoreDataServer data;</text:p>
      <text:p text:style-name="Standard"><text:s text:c="12"/>XincoCoreACE ace = new XincoCoreACE();</text:p>
      <text:p text:style-name="Standard"><text:s text:c="12"/>XincoCoreUserServer user = new XincoCoreUserServer(in1.getUsername(), in1.getUserpassword(), DBM);</text:p>
      <text:p text:style-name="Standard"><text:s text:c="12"/>if (in0.getXinco_core_node_id() &gt; 0) {</text:p>
      <text:p text:style-name="Standard"><text:s text:c="16"/>node = new XincoCoreNodeServer(in0.getXinco_core_node_id(), DBM);</text:p>
      <text:p text:style-name="Standard"><text:s text:c="16"/>node.setChangerID(in1.getId());</text:p>
      <text:p text:style-name="Standard"><text:s text:c="16"/>ace = XincoCoreACEServer.checkAccess(user, node.getXinco_core_acl());</text:p>
      <text:p text:style-name="Standard"><text:s text:c="12"/>}</text:p>
      <text:p text:style-name="Standard"><text:s text:c="12"/>if (in0.getXinco_core_data_id() &gt; 0) {</text:p>
      <text:p text:style-name="Standard"><text:s text:c="16"/>data = new XincoCoreDataServer(in0.getXinco_core_data_id(), DBM);</text:p>
      <text:p text:style-name="Standard"><text:s text:c="16"/>data.setChangerID(in1.getId());</text:p>
      <text:p text:style-name="Standard"><text:s text:c="16"/>ace = XincoCoreACEServer.checkAccess(user, data.getXinco_core_acl());</text:p>
      <text:p text:style-name="Standard"><text:s text:c="12"/>}</text:p>
      <text:p text:style-name="Standard"><text:s text:c="12"/>if (ace.isAdmin_permission()) {</text:p>
      <text:p text:style-name="Standard"><text:s text:c="16"/>XincoCoreACEServer.removeFromDB(in0, DBM, user.getId());</text:p>
      <text:p text:style-name="Standard"><text:s text:c="16"/>DBM.getConnection().close();</text:p>
      <text:p text:style-name="Standard"><text:s text:c="16"/>return true;</text:p>
      <text:p text:style-name="Standard"><text:s text:c="12"/>} else {</text:p>
      <text:p text:style-name="Standard"><text:s text:c="16"/>DBM.getConnection().close();</text:p>
      <text:p text:style-name="Standard"><text:s text:c="16"/>return false;</text:p>
      <text:p text:style-name="Standard"><text:s text:c="12"/>}</text:p>
      <text:p text:style-name="Standard"><text:s text:c="8"/>} catch (Exception e) {</text:p>
      <text:p text:style-name="Standard"><text:s text:c="12"/>return false;</text:p>
      <text:p text:style-name="Standard"><text:s text:c="8"/>}</text:p>
      <text:p text:style-name="Standard"><text:s text:c="4"/>}</text:p>
      <text:p text:style-name="Standard"/>
      <text:p text:style-name="Standard"><text:s text:c="4"/>public com.bluecubs.xinco.core.XincoCoreLog setXincoCoreLog(com.bluecubs.xinco.core.XincoCoreLog in0, com.bluecubs.xinco.core.XincoCoreUser in1) throws java.rmi.RemoteException {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LogServer log;</text:p>
      <text:p text:style-name="Standard"><text:s text:c="12"/>XincoCoreUserServer user = new XincoCoreUserServer(in1.getUsername(), <text:soft-page-break/>in1.getUserpassword(), DBM);</text:p>
      <text:p text:style-name="Standard"><text:s text:c="12"/>//load log or create new one</text:p>
      <text:p text:style-name="Standard"><text:s text:c="12"/>if (in0.getId() &gt; 0) {</text:p>
      <text:p text:style-name="Standard"><text:s text:c="16"/>log = new XincoCoreLogServer(in0.getId(), DBM);</text:p>
      <text:p text:style-name="Standard"><text:s text:c="12"/>} else {</text:p>
      <text:p text:style-name="Standard"><text:s text:c="16"/>log = new XincoCoreLogServer(0, 0, 0, 0, null, "", 0, 0, 0, "");</text:p>
      <text:p text:style-name="Standard"><text:s text:c="12"/>}</text:p>
      <text:p text:style-name="Standard"><text:s text:c="12"/>//update log</text:p>
      <text:p text:style-name="Standard"><text:s text:c="12"/>log.setXinco_core_data_id(in0.getXinco_core_data_id());</text:p>
      <text:p text:style-name="Standard"><text:s text:c="12"/>log.setChangerID(in1.getId());</text:p>
      <text:p text:style-name="Standard"><text:s text:c="12"/>log.setXinco_core_user_id(in0.getXinco_core_user_id());</text:p>
      <text:p text:style-name="Standard"><text:s text:c="12"/>log.setOp_code(in0.getOp_code());</text:p>
      <text:p text:style-name="Standard"><text:s text:c="12"/>log.setOp_description(in0.getOp_description());</text:p>
      <text:p text:style-name="Standard"><text:s text:c="12"/>log.setOp_datetime(in0.getOp_datetime());</text:p>
      <text:p text:style-name="Standard"><text:s text:c="12"/>log.setVersion(in0.getVersion());</text:p>
      <text:p text:style-name="Standard"><text:s text:c="12"/>log.setUser(user);</text:p>
      <text:p text:style-name="Standard"><text:s text:c="12"/>log.write2DB(DBM);</text:p>
      <text:p text:style-name="Standard"><text:s text:c="12"/>DBM.getConnection().close();</text:p>
      <text:p text:style-name="Standard"><text:s text:c="12"/>return (XincoCoreLog) log;</text:p>
      <text:p text:style-name="Standard"><text:s text:c="8"/>} catch (Exception e) {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com.bluecubs.xinco.core.XincoCoreUser setXincoCoreUser(com.bluecubs.xinco.core.XincoCoreUser in0, com.bluecubs.xinco.core.XincoCoreUser in1) throws java.rmi.RemoteException {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XincoCoreUserServer user = new XincoCoreUserServer(in1.getUsername(), in1.getUserpassword(), DBM);</text:p>
      <text:p text:style-name="Standard"><text:s text:c="12"/>//Update audit trail</text:p>
      <text:p text:style-name="Standard"><text:s text:c="12"/>user.setChange(in0.isChange());</text:p>
      <text:p text:style-name="Standard"><text:s text:c="12"/>user.setReason(in0.getReason());</text:p>
      <text:p text:style-name="Standard"><text:s text:c="12"/>user.write2DB(DBM);</text:p>
      <text:p text:style-name="Standard"><text:s text:c="12"/>//update user</text:p>
      <text:p text:style-name="Standard"><text:s text:c="12"/>user.setUsername(in0.getUsername());</text:p>
      <text:p text:style-name="Standard"><text:s text:c="12"/>user.setUserpassword(in0.getUserpassword());</text:p>
      <text:p text:style-name="Standard"><text:s text:c="12"/>user.setFirstname(in0.getFirstname());</text:p>
      <text:p text:style-name="Standard"><text:s text:c="12"/>user.setName(in0.getName());</text:p>
      <text:p text:style-name="Standard"><text:s text:c="12"/>user.setEmail(in0.getEmail());</text:p>
      <text:p text:style-name="Standard"><text:s text:c="12"/>user.setStatus_number(in0.getStatus_number());</text:p>
      <text:p text:style-name="Standard"><text:s text:c="12"/>user.setChange(false);</text:p>
      <text:p text:style-name="Standard"><text:s text:c="12"/>user.setAttempts(0);</text:p>
      <text:p text:style-name="Standard"><text:s text:c="12"/>user.write2DB(DBM);</text:p>
      <text:p text:style-name="Standard"><text:s text:c="12"/>DBM.getConnection().close();</text:p>
      <text:p text:style-name="Standard"><text:s text:c="12"/>return (XincoCoreUser) user;</text:p>
      <text:p text:style-name="Standard"><text:soft-page-break/><text:s text:c="8"/>} catch (Exception e) {</text:p>
      <text:p text:style-name="Standard"><text:s text:c="12"/>return null;</text:p>
      <text:p text:style-name="Standard"><text:s text:c="8"/>}</text:p>
      <text:p text:style-name="Standard"><text:s text:c="4"/>}</text:p>
      <text:p text:style-name="Standard"/>
      <text:p text:style-name="Standard"><text:s text:c="4"/>public com.bluecubs.xinco.core.XincoCoreGroup setXincoCoreGroup(com.bluecubs.xinco.core.XincoCoreGroup in0, com.bluecubs.xinco.core.XincoCoreUser in1) throws java.rmi.RemoteException {</text:p>
      <text:p text:style-name="Standard"><text:s text:c="8"/>//not to be implemented yet: advanced administration feature!</text:p>
      <text:p text:style-name="Standard"><text:s text:c="8"/>return null;</text:p>
      <text:p text:style-name="Standard"><text:s text:c="4"/>}</text:p>
      <text:p text:style-name="Standard"/>
      <text:p text:style-name="Standard"><text:s text:c="4"/>public com.bluecubs.xinco.core.XincoCoreLanguage setXincoCoreLanguage(com.bluecubs.xinco.core.XincoCoreLanguage in0, com.bluecubs.xinco.core.XincoCoreUser in1) throws java.rmi.RemoteException {</text:p>
      <text:p text:style-name="Standard"><text:s text:c="8"/>//not to be implemented yet: advanced administration feature!</text:p>
      <text:p text:style-name="Standard"><text:s text:c="8"/>return null;</text:p>
      <text:p text:style-name="Standard"><text:s text:c="4"/>}</text:p>
      <text:p text:style-name="Standard"/>
      <text:p text:style-name="Standard"><text:s text:c="4"/>public com.bluecubs.xinco.core.XincoCoreDataTypeAttribute getXincoCoreDataTypeAttribute(com.bluecubs.xinco.core.XincoCoreDataTypeAttribute in0, com.bluecubs.xinco.core.XincoCoreUser in1) throws java.rmi.RemoteException {</text:p>
      <text:p text:style-name="Standard"><text:s text:c="8"/>//dummy: not to be implemented!</text:p>
      <text:p text:style-name="Standard"><text:s text:c="8"/>return null;</text:p>
      <text:p text:style-name="Standard"><text:s text:c="4"/>}</text:p>
      <text:p text:style-name="Standard"/>
      <text:p text:style-name="Standard"><text:s text:c="4"/>public com.bluecubs.xinco.add.XincoAddAttribute getXincoAddAttribute(com.bluecubs.xinco.add.XincoAddAttribute in0, com.bluecubs.xinco.core.XincoCoreUser in1) throws java.rmi.RemoteException {</text:p>
      <text:p text:style-name="Standard"><text:s text:c="8"/>return null;</text:p>
      <text:p text:style-name="Standard"><text:s text:c="4"/>}</text:p>
      <text:p text:style-name="Standard"/>
      <text:p text:style-name="Standard"><text:s text:c="4"/>/*in1 is the original XincoUser, in0 is the new XincoUser with the proposed new password**/</text:p>
      <text:p text:style-name="Standard"><text:s text:c="4"/>public boolean checkXincoCoreUserNewPassword(java.lang.String in0, com.bluecubs.xinco.core.XincoCoreUser in1, com.bluecubs.xinco.core.XincoCoreUser in2) throws java.rmi.RemoteException {</text:p>
      <text:p text:style-name="Standard"><text:s text:c="8"/>XincoCoreUserServer user = null;</text:p>
      <text:p text:style-name="Standard"><text:s text:c="8"/>try {</text:p>
      <text:p text:style-name="Standard"><text:s text:c="12"/>if (DBM == null) {</text:p>
      <text:p text:style-name="Standard"><text:s text:c="16"/>DBM = new XincoDBManager();</text:p>
      <text:p text:style-name="Standard"><text:s text:c="12"/>}</text:p>
      <text:p text:style-name="Standard"><text:s text:c="12"/>user = new XincoCoreUserServer(in1.getUsername(), in1.getUserpassword(), DBM);</text:p>
      <text:p text:style-name="Standard"><text:s text:c="8"/>} catch (XincoException ex) {</text:p>
      <text:p text:style-name="Standard"><text:s text:c="12"/>ex.printStackTrace();</text:p>
      <text:p text:style-name="Standard"><text:s text:c="8"/>} catch (Exception ex) {</text:p>
      <text:p text:style-name="Standard"><text:s text:c="12"/>ex.printStackTrace();</text:p>
      <text:p text:style-name="Standard"><text:s text:c="8"/>}</text:p>
      <text:p text:style-name="Standard"><text:s text:c="8"/>return user.isPasswordUsable(in0);</text:p>
      <text:p text:style-name="Standard"><text:s text:c="4"/>}</text:p>
      <text:p text:style-name="Standard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avier Ortiz Bultrón</meta:initial-creator>
    <meta:creation-date>2007-10-22T10:06:18</meta:creation-date>
    <dc:creator>Javier Ortiz Bultrón</dc:creator>
    <dc:date>2007-10-22T10:06:46</dc:date>
    <meta:editing-cycles>1</meta:editing-cycles>
    <meta:editing-duration>PT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8" meta:paragraph-count="718" meta:word-count="2526" meta:character-count="34397"/>
  </office:meta>
</office:document-meta>
</file>